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clipse+JDK+Tomcat: <text:a xlink:type="simple" xlink:href="http://wenku.baidu.com/view/c249c103bed5b9f3f90f1c53.html">http://wenku.baidu.com/view/c249c103bed5b9f3f90f1c53.html</text:a> </text:p>
      <text:p text:style-name="Standard">Eclipse Galileo for Java EE Developers</text:p>
      <text:p text:style-name="Standard">JRE 1.7.0_25</text:p>
      <text:p text:style-name="Standard">JDK 1.7.0_25?</text:p>
      <text:p text:style-name="Standard">Tomcat 6.0</text:p>
      <text:p text:style-name="Standard"/>
      <text:p text:style-name="Standard">HTML parser:</text:p>
      <text:p text:style-name="Standard">Supporting Package -&gt; HTML Parser 2.0</text:p>
      <text:p text:style-name="Standard"/>
      <text:p text:style-name="Standard">MySQL+JDBC:</text:p>
      <text:p text:style-name="Standard">MySQL server 5.5</text:p>
      <text:p text:style-name="Standard">JDBC MySQL connector 5.0.8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6M18S</meta:editing-duration>
    <meta:editing-cycles>7</meta:editing-cycles>
    <meta:generator>OpenOffice.org/3.4.1$Win32 OpenOffice.org_project/341m1$Build-9593</meta:generator>
    <dc:date>2013-07-13T00:34:50.90</dc:date>
    <meta:document-statistic meta:table-count="0" meta:image-count="0" meta:object-count="0" meta:page-count="1" meta:paragraph-count="10" meta:word-count="30" meta:character-count="253"/>
    <meta:user-defined meta:name="Info 1"/>
    <meta:user-defined meta:name="Info 2"/>
    <meta:user-defined meta:name="Info 3"/>
    <meta:user-defined meta:name="Info 4"/>
  </office:meta>
</office:document-meta>
</file>